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Heading1" style:master-page-name="MP0" style:family="paragraph">
      <style:paragraph-properties fo:break-before="page" fo:text-indent="0.0986in"/>
      <style:text-properties style:font-name-asian="Times New Roman" style:language-asian="lt" style:country-asian="LT"/>
    </style:style>
    <style:style style:name="S1" style:family="section">
      <style:section-properties fo:margin-left="-0.2951in" fo:margin-right="0in" style:writing-mode="lr-tb">
        <style:columns fo:column-count="2" fo:column-gap="0.3944in"/>
      </style:section-properties>
    </style:style>
    <style:style style:name="T2" style:parent-style-name="DefaultParagraphFont" style:family="text">
      <style:text-properties fo:letter-spacing="0.0027in"/>
    </style:style>
    <style:style style:name="T3" style:parent-style-name="DefaultParagraphFont" style:family="text">
      <style:text-properties fo:letter-spacing="0.0027in"/>
    </style:style>
    <style:style style:name="T4" style:parent-style-name="DefaultParagraphFont" style:family="text">
      <style:text-properties fo:letter-spacing="0.0027in"/>
    </style:style>
    <style:style style:name="T5" style:parent-style-name="DefaultParagraphFont" style:family="text">
      <style:text-properties fo:letter-spacing="0.0027in"/>
    </style:style>
    <style:style style:name="T6" style:parent-style-name="DefaultParagraphFont" style:family="text">
      <style:text-properties fo:letter-spacing="0.0027in"/>
    </style:style>
    <style:style style:name="T7" style:parent-style-name="DefaultParagraphFont" style:family="text">
      <style:text-properties fo:color="#FF0000"/>
    </style:style>
    <style:style style:name="T8" style:parent-style-name="DefaultParagraphFont" style:family="text">
      <style:text-properties fo:color="#FF0000"/>
    </style:style>
    <style:style style:name="T9" style:parent-style-name="DefaultParagraphFont" style:family="text">
      <style:text-properties fo:color="#FF0000"/>
    </style:style>
    <style:style style:name="T10" style:parent-style-name="DefaultParagraphFont" style:family="text">
      <style:text-properties fo:color="#FF0000"/>
    </style:style>
    <style:style style:name="S2" style:family="section">
      <style:section-properties fo:margin-left="0in" fo:margin-right="0in" style:writing-mode="lr-tb"/>
    </style:style>
    <style:style style:name="S3" style:family="section">
      <style:section-properties fo:margin-left="-0.2951in" fo:margin-right="0in" style:writing-mode="lr-tb"/>
    </style:style>
    <style:style style:name="P11" style:parent-style-name="Heading1" style:family="paragraph">
      <style:paragraph-properties fo:break-before="page" fo:text-indent="0in"/>
    </style:style>
    <style:style style:name="P12" style:parent-style-name="Normal" style:family="paragraph">
      <style:paragraph-properties>
        <style:tab-stops>
          <style:tab-stop style:type="left" style:position="2.3625in"/>
        </style:tab-stops>
      </style:paragraph-properties>
    </style:style>
    <style:style style:name="P13" style:parent-style-name="Normal" style:family="paragraph">
      <style:paragraph-properties>
        <style:tab-stops>
          <style:tab-stop style:type="left" style:position="2.3625in"/>
        </style:tab-stops>
      </style:paragraph-properties>
    </style:style>
    <style:style style:name="P14" style:parent-style-name="Normal" style:family="paragraph">
      <style:paragraph-properties>
        <style:tab-stops>
          <style:tab-stop style:type="left" style:position="2.3625in"/>
        </style:tab-stops>
      </style:paragraph-properties>
    </style:style>
    <style:style style:name="P15" style:parent-style-name="Normal" style:family="paragraph">
      <style:paragraph-properties>
        <style:tab-stops>
          <style:tab-stop style:type="left" style:position="2.3625in"/>
        </style:tab-stops>
      </style:paragraph-properties>
    </style:style>
    <style:style style:name="P16" style:parent-style-name="Normal" style:family="paragraph">
      <style:paragraph-properties>
        <style:tab-stops>
          <style:tab-stop style:type="left" style:position="2.3625in"/>
        </style:tab-stops>
      </style:paragraph-properties>
    </style:style>
    <style:style style:name="P17" style:parent-style-name="Normal" style:family="paragraph">
      <style:paragraph-properties>
        <style:tab-stops>
          <style:tab-stop style:type="left" style:position="2.3625in"/>
        </style:tab-stops>
      </style:paragraph-properties>
    </style:style>
    <style:style style:name="P18" style:parent-style-name="Normal" style:family="paragraph">
      <style:paragraph-properties>
        <style:tab-stops>
          <style:tab-stop style:type="left" style:position="2.3625in"/>
        </style:tab-stops>
      </style:paragraph-properties>
    </style:style>
    <style:style style:name="T19" style:parent-style-name="DefaultParagraphFont" style:family="text">
      <style:text-properties fo:color="#FF0000"/>
    </style:style>
    <style:style style:name="P20" style:parent-style-name="Heading1" style:family="paragraph">
      <style:paragraph-properties fo:text-indent="0in"/>
    </style:style>
    <style:style style:name="TableColumn22" style:family="table-column">
      <style:table-column-properties style:column-width="0.9187in"/>
    </style:style>
    <style:style style:name="TableColumn23" style:family="table-column">
      <style:table-column-properties style:column-width="1.8256in"/>
    </style:style>
    <style:style style:name="TableColumn24" style:family="table-column">
      <style:table-column-properties style:column-width="0.8493in"/>
    </style:style>
    <style:style style:name="TableColumn25" style:family="table-column">
      <style:table-column-properties style:column-width="0.8805in"/>
    </style:style>
    <style:style style:name="Table21" style:family="table">
      <style:table-properties style:width="4.4743in" fo:margin-left="0.0645in" table:align="lef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line-height="100%" fo:text-indent="0in"/>
      <style:text-properties style:font-name-complex="Times New Roman" fo:color="#000000" style:font-size-complex="12pt" style:language-asian="lt" style:country-asian="LT"/>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line-height="100%" fo:text-indent="0in"/>
      <style:text-properties style:font-name-complex="Times New Roman" fo:color="#000000" style:font-size-complex="12pt" style:language-asian="lt" style:country-asian="L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line-height="100%" fo:text-indent="0in"/>
      <style:text-properties style:font-name-complex="Times New Roman" fo:color="#000000" style:font-size-complex="12pt" style:language-asian="lt" style:country-asian="LT"/>
    </style:style>
    <style:style style:name="P503" style:parent-style-name="Normal" style:family="paragraph">
      <style:paragraph-properties fo:text-indent="0in"/>
    </style:style>
  </office:automatic-styles>
  <office:body>
    <office:text text:use-soft-page-breaks="true">
      <text:h text:style-name="P1" text:outline-level="1">Kristijonas Donelaitis<text:s/>(1714–1780)</text:h>
      <text:section text:name="Sect1" text:style-name="S1">
        <text:p text:style-name="Normal"><text:span text:style-name="T2">2013<text:s/></text:span><text:span text:style-name="T3">m</text:span><text:span text:style-name="T4">etų</text:span><text:span text:style-name="T5"><text:s/>lapkričio mėnesį</text:span><text:span text:style-name="T6"><text:s/>UNESCO</text:span><text:s/>37-ojoje<text:s/>generalinėje konferencijoje buvo<text:s/>svarstomas<text:s/><text:span text:style-name="T7">klausimas</text:span><text:s/>dėl<text:s/>literatūros klasiko Kristijono Donelaičio 300-ųjų gimimo metinių minėjimo įtraukimo į UNESCO 2014 metais minimų sukakčių kalendorių.</text:p>
        <text:p text:style-name="Normal">Dėl šios datos<text:s/>įtraukimo į UNESCO minimų sukakčių kalendorių kreipėsi Seimo Lituanistikos tradicijų ir paveldo įprasminimo komisija, pabrėždama, kad taip būtų prasmingai prisidėta prie vieno originaliausių Šviečiamojo amžiaus Europos rašytojų kūrybos sklaidos ir atkreiptas tinkamas dėmesys į vardą, kuris sudomintų įvairių valstybių kultūros veikėjus pateikti sumanymų ir darbų jo kūrybos tematika bei<text:s/><text:span text:style-name="T8">problematika</text:span>.</text:p>
        <text:p text:style-name="Normal">Lietuvos Respublikos Seimas paskelbė 2014-uosius Kristijono Donelaičio<text:s/><text:span text:style-name="T9">metais</text:span>.</text:p>
        <text:p text:style-name="Normal">Įgyvendinant 2013–2014 m. K. Donelaičio 300-ųjų gimimo metinių minėjimo programą dalyvauja įvairių sričių kultūros ir meno<text:s/><text:span text:style-name="T10">atstovai</text:span>.</text:p>
      </text:section>
      <text:section text:name="Sect2" text:style-name="S2">
        <text:p text:style-name="Normal"/>
      </text:section>
      <text:section text:name="Sect3" text:style-name="S3">
        <text:p text:style-name="Normal"/>
        <text:h text:style-name="P11" text:outline-level="1">Išleistų K. Donelaičio<text:s/>leidinių<text:s/>kaina litais</text:h>
        <text:p text:style-name="P12">Lapės ir gandro čėsnis<text:tab/>0,21</text:p>
        <text:p text:style-name="P13">Rudikis jomarkininks<text:tab/>1</text:p>
        <text:p text:style-name="P14">Šuo Didgalvis<text:tab/>1,9</text:p>
        <text:p text:style-name="P15">Pasaka apie šūdvabalį<text:tab/>10</text:p>
        <text:p text:style-name="P16">Vilks provininks<text:tab/>2,01</text:p>
        <text:p text:style-name="P17">Aužuols gyrpelnys<text:tab/>0,09</text:p>
        <text:p text:style-name="P18"><text:span text:style-name="T19">Metai</text:span><text:tab/>11,99</text:p>
        <text:h text:style-name="P20" text:outline-level="1">Klasikinės<text:s/>lietuvių literatūros<text:s/>autorių sąrašas</text:h>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Vardas</text:p>
            </table:table-cell>
            <table:table-cell table:style-name="TableCell29">
              <text:p text:style-name="P30">Pavardė</text:p>
            </table:table-cell>
            <table:table-cell table:style-name="TableCell31">
              <text:p text:style-name="P32">Gimė, m.</text:p>
            </table:table-cell>
            <table:table-cell table:style-name="TableCell33">
              <text:p text:style-name="P34">Mirė, m.</text:p>
            </table:table-cell>
          </table:table-row>
          <table:table-row table:style-name="TableRow35">
            <table:table-cell table:style-name="TableCell36">
              <text:p text:style-name="P37">Jonas</text:p>
            </table:table-cell>
            <table:table-cell table:style-name="TableCell38">
              <text:p text:style-name="P39">Aistis</text:p>
            </table:table-cell>
            <table:table-cell table:style-name="TableCell40">
              <text:p text:style-name="P41">1904</text:p>
            </table:table-cell>
            <table:table-cell table:style-name="TableCell42">
              <text:p text:style-name="P43">1973</text:p>
            </table:table-cell>
          </table:table-row>
          <table:table-row table:style-name="TableRow44">
            <table:table-cell table:style-name="TableCell45">
              <text:p text:style-name="P46">Jurgis</text:p>
            </table:table-cell>
            <table:table-cell table:style-name="TableCell47">
              <text:p text:style-name="P48">Baltrušaitis</text:p>
            </table:table-cell>
            <table:table-cell table:style-name="TableCell49">
              <text:p text:style-name="P50">1873</text:p>
            </table:table-cell>
            <table:table-cell table:style-name="TableCell51">
              <text:p text:style-name="P52">1944</text:p>
            </table:table-cell>
          </table:table-row>
          <table:table-row table:style-name="TableRow53">
            <table:table-cell table:style-name="TableCell54">
              <text:p text:style-name="P55">Antanas</text:p>
            </table:table-cell>
            <table:table-cell table:style-name="TableCell56">
              <text:p text:style-name="P57">Baranauskas</text:p>
            </table:table-cell>
            <table:table-cell table:style-name="TableCell58">
              <text:p text:style-name="P59">1835</text:p>
            </table:table-cell>
            <table:table-cell table:style-name="TableCell60">
              <text:p text:style-name="P61">1902</text:p>
            </table:table-cell>
          </table:table-row>
          <table:table-row table:style-name="TableRow62">
            <table:table-cell table:style-name="TableCell63">
              <text:p text:style-name="P64">Jonas</text:p>
            </table:table-cell>
            <table:table-cell table:style-name="TableCell65">
              <text:p text:style-name="P66">Basanavičius</text:p>
            </table:table-cell>
            <table:table-cell table:style-name="TableCell67">
              <text:p text:style-name="P68">1851</text:p>
            </table:table-cell>
            <table:table-cell table:style-name="TableCell69">
              <text:p text:style-name="P70">1927</text:p>
            </table:table-cell>
          </table:table-row>
          <table:table-row table:style-name="TableRow71">
            <table:table-cell table:style-name="TableCell72">
              <text:p text:style-name="P73">Julija</text:p>
            </table:table-cell>
            <table:table-cell table:style-name="TableCell74">
              <text:p text:style-name="P75">Beniuševičiūtė-Žemaitė</text:p>
            </table:table-cell>
            <table:table-cell table:style-name="TableCell76">
              <text:p text:style-name="P77">1845</text:p>
            </table:table-cell>
            <table:table-cell table:style-name="TableCell78">
              <text:p text:style-name="P79">1921</text:p>
            </table:table-cell>
          </table:table-row>
          <table:table-row table:style-name="TableRow80">
            <table:table-cell table:style-name="TableCell81">
              <text:p text:style-name="P82">Jonas</text:p>
            </table:table-cell>
            <table:table-cell table:style-name="TableCell83">
              <text:p text:style-name="P84">Biliūnas</text:p>
            </table:table-cell>
            <table:table-cell table:style-name="TableCell85">
              <text:p text:style-name="P86">1879</text:p>
            </table:table-cell>
            <table:table-cell table:style-name="TableCell87">
              <text:p text:style-name="P88">1907</text:p>
            </table:table-cell>
          </table:table-row>
          <table:table-row table:style-name="TableRow89">
            <table:table-cell table:style-name="TableCell90">
              <text:p text:style-name="P91">Kazys</text:p>
            </table:table-cell>
            <table:table-cell table:style-name="TableCell92">
              <text:p text:style-name="P93">Binkis</text:p>
            </table:table-cell>
            <table:table-cell table:style-name="TableCell94">
              <text:p text:style-name="P95">1893</text:p>
            </table:table-cell>
            <table:table-cell table:style-name="TableCell96">
              <text:p text:style-name="P97">1942</text:p>
            </table:table-cell>
          </table:table-row>
          <table:table-row table:style-name="TableRow98">
            <table:table-cell table:style-name="TableCell99">
              <text:p text:style-name="P100">Kazys</text:p>
            </table:table-cell>
            <table:table-cell table:style-name="TableCell101">
              <text:p text:style-name="P102">Boruta</text:p>
            </table:table-cell>
            <table:table-cell table:style-name="TableCell103">
              <text:p text:style-name="P104">1905</text:p>
            </table:table-cell>
            <table:table-cell table:style-name="TableCell105">
              <text:p text:style-name="P106">1965</text:p>
            </table:table-cell>
          </table:table-row>
          <table:table-row table:style-name="TableRow107">
            <table:table-cell table:style-name="TableCell108">
              <text:p text:style-name="P109">Bernardas</text:p>
            </table:table-cell>
            <table:table-cell table:style-name="TableCell110">
              <text:p text:style-name="P111">Brazdžionis</text:p>
            </table:table-cell>
            <table:table-cell table:style-name="TableCell112">
              <text:p text:style-name="P113">1907</text:p>
            </table:table-cell>
            <table:table-cell table:style-name="TableCell114">
              <text:p text:style-name="P115">2002</text:p>
            </table:table-cell>
          </table:table-row>
          <table:table-row table:style-name="TableRow116">
            <table:table-cell table:style-name="TableCell117">
              <text:p text:style-name="P118">Petras</text:p>
            </table:table-cell>
            <table:table-cell table:style-name="TableCell119">
              <text:p text:style-name="P120">Cvirka</text:p>
            </table:table-cell>
            <table:table-cell table:style-name="TableCell121">
              <text:p text:style-name="P122">1909</text:p>
            </table:table-cell>
            <table:table-cell table:style-name="TableCell123">
              <text:p text:style-name="P124">1947</text:p>
            </table:table-cell>
          </table:table-row>
          <table:table-row table:style-name="TableRow125">
            <table:table-cell table:style-name="TableCell126">
              <text:p text:style-name="P127">Simonas</text:p>
            </table:table-cell>
            <table:table-cell table:style-name="TableCell128">
              <text:p text:style-name="P129">Daukantas</text:p>
            </table:table-cell>
            <table:table-cell table:style-name="TableCell130">
              <text:p text:style-name="P131">1793</text:p>
            </table:table-cell>
            <table:table-cell table:style-name="TableCell132">
              <text:p text:style-name="P133">1864</text:p>
            </table:table-cell>
          </table:table-row>
          <table:table-row table:style-name="TableRow134">
            <table:table-cell table:style-name="TableCell135">
              <text:p text:style-name="P136">Mikalojus</text:p>
            </table:table-cell>
            <table:table-cell table:style-name="TableCell137">
              <text:p text:style-name="P138">Daukša</text:p>
            </table:table-cell>
            <table:table-cell table:style-name="TableCell139">
              <text:p text:style-name="P140">1525</text:p>
            </table:table-cell>
            <table:table-cell table:style-name="TableCell141">
              <text:p text:style-name="P142">1613</text:p>
            </table:table-cell>
          </table:table-row>
          <table:table-row table:style-name="TableRow143">
            <table:table-cell table:style-name="TableCell144">
              <text:p text:style-name="P145">Janina</text:p>
            </table:table-cell>
            <table:table-cell table:style-name="TableCell146">
              <text:p text:style-name="P147">Degutytė</text:p>
            </table:table-cell>
            <table:table-cell table:style-name="TableCell148">
              <text:p text:style-name="P149">1928</text:p>
            </table:table-cell>
            <table:table-cell table:style-name="TableCell150">
              <text:p text:style-name="P151">1990</text:p>
            </table:table-cell>
          </table:table-row>
          <table:table-row table:style-name="TableRow152">
            <table:table-cell table:style-name="TableCell153">
              <text:p text:style-name="P154">Kristijonas</text:p>
            </table:table-cell>
            <table:table-cell table:style-name="TableCell155">
              <text:p text:style-name="P156">Donelaitis</text:p>
            </table:table-cell>
            <table:table-cell table:style-name="TableCell157">
              <text:p text:style-name="P158">1714</text:p>
            </table:table-cell>
            <table:table-cell table:style-name="TableCell159">
              <text:p text:style-name="P160">1780</text:p>
            </table:table-cell>
          </table:table-row>
          <table:table-row table:style-name="TableRow161">
            <table:table-cell table:style-name="TableCell162">
              <text:p text:style-name="P163">Jonas</text:p>
            </table:table-cell>
            <table:table-cell table:style-name="TableCell164">
              <text:p text:style-name="P165">Gaidamavičius<text:s/></text:p>
            </table:table-cell>
            <table:table-cell table:style-name="TableCell166">
              <text:p text:style-name="P167">1860</text:p>
            </table:table-cell>
            <table:table-cell table:style-name="TableCell168">
              <text:p text:style-name="P169">1912</text:p>
            </table:table-cell>
          </table:table-row>
          <table:table-row table:style-name="TableRow170">
            <table:table-cell table:style-name="TableCell171">
              <text:p text:style-name="P172">Juozas</text:p>
            </table:table-cell>
            <table:table-cell table:style-name="TableCell173">
              <text:p text:style-name="P174">Grušas</text:p>
            </table:table-cell>
            <table:table-cell table:style-name="TableCell175">
              <text:p text:style-name="P176">1901</text:p>
            </table:table-cell>
            <table:table-cell table:style-name="TableCell177">
              <text:p text:style-name="P178">1986</text:p>
            </table:table-cell>
          </table:table-row>
          <table:table-row table:style-name="TableRow179">
            <table:table-cell table:style-name="TableCell180">
              <text:p text:style-name="P181">Mikalojus</text:p>
            </table:table-cell>
            <table:table-cell table:style-name="TableCell182">
              <text:p text:style-name="P183">Husovianas</text:p>
            </table:table-cell>
            <table:table-cell table:style-name="TableCell184">
              <text:p text:style-name="P185">1475</text:p>
            </table:table-cell>
            <table:table-cell table:style-name="TableCell186">
              <text:p text:style-name="P187">1533</text:p>
            </table:table-cell>
          </table:table-row>
          <table:table-row table:style-name="TableRow188">
            <table:table-cell table:style-name="TableCell189">
              <text:p text:style-name="P190">Antanas</text:p>
            </table:table-cell>
            <table:table-cell table:style-name="TableCell191">
              <text:p text:style-name="P192">Kalanavičius</text:p>
            </table:table-cell>
            <table:table-cell table:style-name="TableCell193">
              <text:p text:style-name="P194">1945</text:p>
            </table:table-cell>
            <table:table-cell table:style-name="TableCell195">
              <text:p text:style-name="P196">1992</text:p>
            </table:table-cell>
          </table:table-row>
          <table:table-row table:style-name="TableRow197">
            <table:table-cell table:style-name="TableCell198">
              <text:p text:style-name="P199">Marius</text:p>
            </table:table-cell>
            <table:table-cell table:style-name="TableCell200">
              <text:p text:style-name="P201">Katiliškis</text:p>
            </table:table-cell>
            <table:table-cell table:style-name="TableCell202">
              <text:p text:style-name="P203">1915</text:p>
            </table:table-cell>
            <table:table-cell table:style-name="TableCell204">
              <text:p text:style-name="P205">1980</text:p>
            </table:table-cell>
          </table:table-row>
          <table:table-row table:style-name="TableRow206">
            <table:table-cell table:style-name="TableCell207">
              <text:p text:style-name="P208">Vincas</text:p>
            </table:table-cell>
            <table:table-cell table:style-name="TableCell209">
              <text:p text:style-name="P210">Krėvė</text:p>
            </table:table-cell>
            <table:table-cell table:style-name="TableCell211">
              <text:p text:style-name="P212">1882</text:p>
            </table:table-cell>
            <table:table-cell table:style-name="TableCell213">
              <text:p text:style-name="P214">1954</text:p>
            </table:table-cell>
          </table:table-row>
          <table:table-row table:style-name="TableRow215">
            <table:table-cell table:style-name="TableCell216">
              <text:p text:style-name="P217">Vincas</text:p>
            </table:table-cell>
            <table:table-cell table:style-name="TableCell218">
              <text:p text:style-name="P219">Kudirka</text:p>
            </table:table-cell>
            <table:table-cell table:style-name="TableCell220">
              <text:p text:style-name="P221">1858</text:p>
            </table:table-cell>
            <table:table-cell table:style-name="TableCell222">
              <text:p text:style-name="P223">1899</text:p>
            </table:table-cell>
          </table:table-row>
          <table:table-row table:style-name="TableRow224">
            <table:table-cell table:style-name="TableCell225">
              <text:p text:style-name="P226">Algimantas</text:p>
            </table:table-cell>
            <table:table-cell table:style-name="TableCell227">
              <text:p text:style-name="P228">Mackus</text:p>
            </table:table-cell>
            <table:table-cell table:style-name="TableCell229">
              <text:p text:style-name="P230">1932</text:p>
            </table:table-cell>
            <table:table-cell table:style-name="TableCell231">
              <text:p text:style-name="P232">1964</text:p>
            </table:table-cell>
          </table:table-row>
          <table:table-row table:style-name="TableRow233">
            <table:table-cell table:style-name="TableCell234">
              <text:p text:style-name="P235">Vytautas</text:p>
            </table:table-cell>
            <table:table-cell table:style-name="TableCell236">
              <text:p text:style-name="P237">Mačernis</text:p>
            </table:table-cell>
            <table:table-cell table:style-name="TableCell238">
              <text:p text:style-name="P239">1921</text:p>
            </table:table-cell>
            <table:table-cell table:style-name="TableCell240">
              <text:p text:style-name="P241">1944</text:p>
            </table:table-cell>
          </table:table-row>
          <table:table-row table:style-name="TableRow242">
            <table:table-cell table:style-name="TableCell243">
              <text:p text:style-name="P244">Jonas</text:p>
            </table:table-cell>
            <table:table-cell table:style-name="TableCell245">
              <text:p text:style-name="P246">Mačiulis-Maironis</text:p>
            </table:table-cell>
            <table:table-cell table:style-name="TableCell247">
              <text:p text:style-name="P248">1862</text:p>
            </table:table-cell>
            <table:table-cell table:style-name="TableCell249">
              <text:p text:style-name="P250">1932</text:p>
            </table:table-cell>
          </table:table-row>
          <table:table-row table:style-name="TableRow251">
            <table:table-cell table:style-name="TableCell252">
              <text:p text:style-name="P253">Martynas</text:p>
            </table:table-cell>
            <table:table-cell table:style-name="TableCell254">
              <text:p text:style-name="P255">Mažvydas</text:p>
            </table:table-cell>
            <table:table-cell table:style-name="TableCell256">
              <text:p text:style-name="P257">1520</text:p>
            </table:table-cell>
            <table:table-cell table:style-name="TableCell258">
              <text:p text:style-name="P259">1563</text:p>
            </table:table-cell>
          </table:table-row>
          <table:table-row table:style-name="TableRow260">
            <table:table-cell table:style-name="TableCell261">
              <text:p text:style-name="P262">Adomas</text:p>
            </table:table-cell>
            <table:table-cell table:style-name="TableCell263">
              <text:p text:style-name="P264">Mickevičius</text:p>
            </table:table-cell>
            <table:table-cell table:style-name="TableCell265">
              <text:p text:style-name="P266">1798</text:p>
            </table:table-cell>
            <table:table-cell table:style-name="TableCell267">
              <text:p text:style-name="P268">1855</text:p>
            </table:table-cell>
          </table:table-row>
          <table:table-row table:style-name="TableRow269">
            <table:table-cell table:style-name="TableCell270">
              <text:p text:style-name="P271">Vincas</text:p>
            </table:table-cell>
            <table:table-cell table:style-name="TableCell272">
              <text:p text:style-name="P273">Mykolaitis-Putinas</text:p>
            </table:table-cell>
            <table:table-cell table:style-name="TableCell274">
              <text:p text:style-name="P275">1893</text:p>
            </table:table-cell>
            <table:table-cell table:style-name="TableCell276">
              <text:p text:style-name="P277">1967</text:p>
            </table:table-cell>
          </table:table-row>
          <table:table-row table:style-name="TableRow278">
            <table:table-cell table:style-name="TableCell279">
              <text:p text:style-name="P280">Antanas</text:p>
            </table:table-cell>
            <table:table-cell table:style-name="TableCell281">
              <text:p text:style-name="P282">Miškinis</text:p>
            </table:table-cell>
            <table:table-cell table:style-name="TableCell283">
              <text:p text:style-name="P284">1905</text:p>
            </table:table-cell>
            <table:table-cell table:style-name="TableCell285">
              <text:p text:style-name="P286">1983</text:p>
            </table:table-cell>
          </table:table-row>
          <table:table-row table:style-name="TableRow287">
            <table:table-cell table:style-name="TableCell288">
              <text:p text:style-name="P289">Henrikas</text:p>
            </table:table-cell>
            <table:table-cell table:style-name="TableCell290">
              <text:p text:style-name="P291">Nagys</text:p>
            </table:table-cell>
            <table:table-cell table:style-name="TableCell292">
              <text:p text:style-name="P293">1920</text:p>
            </table:table-cell>
            <table:table-cell table:style-name="TableCell294">
              <text:p text:style-name="P295">1996</text:p>
            </table:table-cell>
          </table:table-row>
          <table:table-row table:style-name="TableRow296">
            <table:table-cell table:style-name="TableCell297">
              <text:p text:style-name="P298">Salomėja</text:p>
            </table:table-cell>
            <table:table-cell table:style-name="TableCell299">
              <text:p text:style-name="P300">Nėris</text:p>
            </table:table-cell>
            <table:table-cell table:style-name="TableCell301">
              <text:p text:style-name="P302">1904</text:p>
            </table:table-cell>
            <table:table-cell table:style-name="TableCell303">
              <text:p text:style-name="P304">1945</text:p>
            </table:table-cell>
          </table:table-row>
          <table:table-row table:style-name="TableRow305">
            <table:table-cell table:style-name="TableCell306">
              <text:p text:style-name="P307">Dionizas</text:p>
            </table:table-cell>
            <table:table-cell table:style-name="TableCell308">
              <text:p text:style-name="P309">Poška</text:p>
            </table:table-cell>
            <table:table-cell table:style-name="TableCell310">
              <text:p text:style-name="P311">1757</text:p>
            </table:table-cell>
            <table:table-cell table:style-name="TableCell312">
              <text:p text:style-name="P313">1830</text:p>
            </table:table-cell>
          </table:table-row>
          <table:table-row table:style-name="TableRow314">
            <table:table-cell table:style-name="TableCell315">
              <text:p text:style-name="P316">Henrikas</text:p>
            </table:table-cell>
            <table:table-cell table:style-name="TableCell317">
              <text:p text:style-name="P318">Radauskas</text:p>
            </table:table-cell>
            <table:table-cell table:style-name="TableCell319">
              <text:p text:style-name="P320">1910</text:p>
            </table:table-cell>
            <table:table-cell table:style-name="TableCell321">
              <text:p text:style-name="P322">1970</text:p>
            </table:table-cell>
          </table:table-row>
          <table:table-row table:style-name="TableRow323">
            <table:table-cell table:style-name="TableCell324">
              <text:p text:style-name="P325">Bronius</text:p>
            </table:table-cell>
            <table:table-cell table:style-name="TableCell326">
              <text:p text:style-name="P327">Radzevičius</text:p>
            </table:table-cell>
            <table:table-cell table:style-name="TableCell328">
              <text:p text:style-name="P329">1940</text:p>
            </table:table-cell>
            <table:table-cell table:style-name="TableCell330">
              <text:p text:style-name="P331">1980</text:p>
            </table:table-cell>
          </table:table-row>
          <table:table-row table:style-name="TableRow332">
            <table:table-cell table:style-name="TableCell333">
              <text:p text:style-name="P334">Šatrijos</text:p>
            </table:table-cell>
            <table:table-cell table:style-name="TableCell335">
              <text:p text:style-name="P336">Ragana</text:p>
            </table:table-cell>
            <table:table-cell table:style-name="TableCell337">
              <text:p text:style-name="P338">1877</text:p>
            </table:table-cell>
            <table:table-cell table:style-name="TableCell339">
              <text:p text:style-name="P340">1930</text:p>
            </table:table-cell>
          </table:table-row>
          <table:table-row table:style-name="TableRow341">
            <table:table-cell table:style-name="TableCell342">
              <text:p text:style-name="P343">Antanas</text:p>
            </table:table-cell>
            <table:table-cell table:style-name="TableCell344">
              <text:p text:style-name="P345">Ramonas</text:p>
            </table:table-cell>
            <table:table-cell table:style-name="TableCell346">
              <text:p text:style-name="P347">1947</text:p>
            </table:table-cell>
            <table:table-cell table:style-name="TableCell348">
              <text:p text:style-name="P349">1993</text:p>
            </table:table-cell>
          </table:table-row>
          <table:table-row table:style-name="TableRow350">
            <table:table-cell table:style-name="TableCell351">
              <text:p text:style-name="P352">Vincas</text:p>
            </table:table-cell>
            <table:table-cell table:style-name="TableCell353">
              <text:p text:style-name="P354">Ramonas</text:p>
            </table:table-cell>
            <table:table-cell table:style-name="TableCell355">
              <text:p text:style-name="P356">1905</text:p>
            </table:table-cell>
            <table:table-cell table:style-name="TableCell357">
              <text:p text:style-name="P358">1985</text:p>
            </table:table-cell>
          </table:table-row>
          <table:table-row table:style-name="TableRow359">
            <table:table-cell table:style-name="TableCell360">
              <text:p text:style-name="P361">Liudvikas</text:p>
            </table:table-cell>
            <table:table-cell table:style-name="TableCell362">
              <text:p text:style-name="P363">Rėza</text:p>
            </table:table-cell>
            <table:table-cell table:style-name="TableCell364">
              <text:p text:style-name="P365">1776</text:p>
            </table:table-cell>
            <table:table-cell table:style-name="TableCell366">
              <text:p text:style-name="P367">1840</text:p>
            </table:table-cell>
          </table:table-row>
          <table:table-row table:style-name="TableRow368">
            <table:table-cell table:style-name="TableCell369">
              <text:p text:style-name="P370">Motiejus</text:p>
            </table:table-cell>
            <table:table-cell table:style-name="TableCell371">
              <text:p text:style-name="P372">Kazimieras Sarbievijus</text:p>
            </table:table-cell>
            <table:table-cell table:style-name="TableCell373">
              <text:p text:style-name="P374">1595</text:p>
            </table:table-cell>
            <table:table-cell table:style-name="TableCell375">
              <text:p text:style-name="P376">1640</text:p>
            </table:table-cell>
          </table:table-row>
          <table:table-row table:style-name="TableRow377">
            <table:table-cell table:style-name="TableCell378">
              <text:p text:style-name="P379">Jurgis</text:p>
            </table:table-cell>
            <table:table-cell table:style-name="TableCell380">
              <text:p text:style-name="P381">Savickis</text:p>
            </table:table-cell>
            <table:table-cell table:style-name="TableCell382">
              <text:p text:style-name="P383">1890</text:p>
            </table:table-cell>
            <table:table-cell table:style-name="TableCell384">
              <text:p text:style-name="P385">1952</text:p>
            </table:table-cell>
          </table:table-row>
          <table:table-row table:style-name="TableRow386">
            <table:table-cell table:style-name="TableCell387">
              <text:p text:style-name="P388">Ieva</text:p>
            </table:table-cell>
            <table:table-cell table:style-name="TableCell389">
              <text:p text:style-name="P390">Simonaitytė</text:p>
            </table:table-cell>
            <table:table-cell table:style-name="TableCell391">
              <text:p text:style-name="P392">1897</text:p>
            </table:table-cell>
            <table:table-cell table:style-name="TableCell393">
              <text:p text:style-name="P394">1978</text:p>
            </table:table-cell>
          </table:table-row>
          <table:table-row table:style-name="TableRow395">
            <table:table-cell table:style-name="TableCell396">
              <text:p text:style-name="P397">Balys</text:p>
            </table:table-cell>
            <table:table-cell table:style-name="TableCell398">
              <text:p text:style-name="P399">Sruoga</text:p>
            </table:table-cell>
            <table:table-cell table:style-name="TableCell400">
              <text:p text:style-name="P401">1896</text:p>
            </table:table-cell>
            <table:table-cell table:style-name="TableCell402">
              <text:p text:style-name="P403">1947</text:p>
            </table:table-cell>
          </table:table-row>
          <table:table-row table:style-name="TableRow404">
            <table:table-cell table:style-name="TableCell405">
              <text:p text:style-name="P406">Simonas</text:p>
            </table:table-cell>
            <table:table-cell table:style-name="TableCell407">
              <text:p text:style-name="P408">Stanevičius</text:p>
            </table:table-cell>
            <table:table-cell table:style-name="TableCell409">
              <text:p text:style-name="P410">1799</text:p>
            </table:table-cell>
            <table:table-cell table:style-name="TableCell411">
              <text:p text:style-name="P412">1848</text:p>
            </table:table-cell>
          </table:table-row>
          <table:table-row table:style-name="TableRow413">
            <table:table-cell table:style-name="TableCell414">
              <text:p text:style-name="P415">Antanas</text:p>
            </table:table-cell>
            <table:table-cell table:style-name="TableCell416">
              <text:p text:style-name="P417">Strazdas</text:p>
            </table:table-cell>
            <table:table-cell table:style-name="TableCell418">
              <text:p text:style-name="P419">1763</text:p>
            </table:table-cell>
            <table:table-cell table:style-name="TableCell420">
              <text:p text:style-name="P421">1833</text:p>
            </table:table-cell>
          </table:table-row>
          <table:table-row table:style-name="TableRow422">
            <table:table-cell table:style-name="TableCell423">
              <text:p text:style-name="P424">Ignas</text:p>
            </table:table-cell>
            <table:table-cell table:style-name="TableCell425">
              <text:p text:style-name="P426">Šeinius</text:p>
            </table:table-cell>
            <table:table-cell table:style-name="TableCell427">
              <text:p text:style-name="P428">1889</text:p>
            </table:table-cell>
            <table:table-cell table:style-name="TableCell429">
              <text:p text:style-name="P430">1959</text:p>
            </table:table-cell>
          </table:table-row>
          <table:table-row table:style-name="TableRow431">
            <table:table-cell table:style-name="TableCell432">
              <text:p text:style-name="P433">Paulius</text:p>
            </table:table-cell>
            <table:table-cell table:style-name="TableCell434">
              <text:p text:style-name="P435">Širvys</text:p>
            </table:table-cell>
            <table:table-cell table:style-name="TableCell436">
              <text:p text:style-name="P437">1922</text:p>
            </table:table-cell>
            <table:table-cell table:style-name="TableCell438">
              <text:p text:style-name="P439">1979</text:p>
            </table:table-cell>
          </table:table-row>
          <table:table-row table:style-name="TableRow440">
            <table:table-cell table:style-name="TableCell441">
              <text:p text:style-name="P442">Antanas</text:p>
            </table:table-cell>
            <table:table-cell table:style-name="TableCell443">
              <text:p text:style-name="P444">Škėma</text:p>
            </table:table-cell>
            <table:table-cell table:style-name="TableCell445">
              <text:p text:style-name="P446">1911</text:p>
            </table:table-cell>
            <table:table-cell table:style-name="TableCell447">
              <text:p text:style-name="P448">1961</text:p>
            </table:table-cell>
          </table:table-row>
          <table:table-row table:style-name="TableRow449">
            <table:table-cell table:style-name="TableCell450">
              <text:p text:style-name="P451">Juozas</text:p>
            </table:table-cell>
            <table:table-cell table:style-name="TableCell452">
              <text:p text:style-name="P453">Tumas-Vaižgantas</text:p>
            </table:table-cell>
            <table:table-cell table:style-name="TableCell454">
              <text:p text:style-name="P455">1869</text:p>
            </table:table-cell>
            <table:table-cell table:style-name="TableCell456">
              <text:p text:style-name="P457">1933</text:p>
            </table:table-cell>
          </table:table-row>
          <table:table-row table:style-name="TableRow458">
            <table:table-cell table:style-name="TableCell459">
              <text:p text:style-name="P460">Pranas</text:p>
            </table:table-cell>
            <table:table-cell table:style-name="TableCell461">
              <text:p text:style-name="P462">Vaičaitis</text:p>
            </table:table-cell>
            <table:table-cell table:style-name="TableCell463">
              <text:p text:style-name="P464">1876</text:p>
            </table:table-cell>
            <table:table-cell table:style-name="TableCell465">
              <text:p text:style-name="P466">1901</text:p>
            </table:table-cell>
          </table:table-row>
          <table:table-row table:style-name="TableRow467">
            <table:table-cell table:style-name="TableCell468">
              <text:p text:style-name="P469">Antanas</text:p>
            </table:table-cell>
            <table:table-cell table:style-name="TableCell470">
              <text:p text:style-name="P471">Vaičiulaitis</text:p>
            </table:table-cell>
            <table:table-cell table:style-name="TableCell472">
              <text:p text:style-name="P473">1906</text:p>
            </table:table-cell>
            <table:table-cell table:style-name="TableCell474">
              <text:p text:style-name="P475">1992</text:p>
            </table:table-cell>
          </table:table-row>
          <table:table-row table:style-name="TableRow476">
            <table:table-cell table:style-name="TableCell477">
              <text:p text:style-name="P478">Motiejus</text:p>
            </table:table-cell>
            <table:table-cell table:style-name="TableCell479">
              <text:p text:style-name="P480">Valančius</text:p>
            </table:table-cell>
            <table:table-cell table:style-name="TableCell481">
              <text:p text:style-name="P482">1801</text:p>
            </table:table-cell>
            <table:table-cell table:style-name="TableCell483">
              <text:p text:style-name="P484">1875</text:p>
            </table:table-cell>
          </table:table-row>
          <table:table-row table:style-name="TableRow485">
            <table:table-cell table:style-name="TableCell486">
              <text:p text:style-name="P487">Silvestras</text:p>
            </table:table-cell>
            <table:table-cell table:style-name="TableCell488">
              <text:p text:style-name="P489">Valiūnas</text:p>
            </table:table-cell>
            <table:table-cell table:style-name="TableCell490">
              <text:p text:style-name="P491">1789</text:p>
            </table:table-cell>
            <table:table-cell table:style-name="TableCell492">
              <text:p text:style-name="P493">1831</text:p>
            </table:table-cell>
          </table:table-row>
          <table:table-row table:style-name="TableRow494">
            <table:table-cell table:style-name="TableCell495">
              <text:p text:style-name="P496">Antanas</text:p>
            </table:table-cell>
            <table:table-cell table:style-name="TableCell497">
              <text:p text:style-name="P498">Vienuolis</text:p>
            </table:table-cell>
            <table:table-cell table:style-name="TableCell499">
              <text:p text:style-name="P500">1882</text:p>
            </table:table-cell>
            <table:table-cell table:style-name="TableCell501">
              <text:p text:style-name="P502">1957</text:p>
            </table:table-cell>
          </table:table-row>
        </table:table>
        <text:p text:style-name="P50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1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3333in" fo:line-height="100%"/>
      <style:text-properties style:font-name-asian="Times New Roman" style:font-name-complex="Times New Roman" fo:font-weight="bold" style:font-weight-asian="bold" style:font-weight-complex="bold" fo:font-size="14pt" style:font-size-asian="14pt" style:font-size-complex="14pt" fo:hyphenate="false"/>
    </style:style>
    <style:style style:name="Heading2" style:display-name="Heading 2" style:family="paragraph" style:parent-style-name="Normal" style:default-outline-level="2">
      <style:paragraph-properties fo:margin-top="0.0694in" fo:margin-bottom="0.0694in" fo:line-height="100%"/>
      <style:text-properties style:font-name-asian="Times New Roman" style:font-name-complex="Times New Roman" fo:font-weight="bold" style:font-weight-asian="bold" style:font-weight-complex="bold" fo:font-size="18pt" style:font-size-asian="18pt" style:font-size-complex="18pt" style:language-asian="lt" style:country-asian="LT" fo:hyphenate="false"/>
    </style:style>
    <style:style style:name="Normal" style:display-name="Normal" style:family="paragraph">
      <style:paragraph-properties fo:text-align="justify" fo:margin-bottom="0in" fo:line-height="150%" fo:text-indent="0.3937in"/>
      <style:text-properties style:font-name="Times New Roman" fo:font-size="12pt" style:font-size-asian="12pt" fo:hyphenate="false"/>
    </style:style>
    <style:style style:name="DefaultParagraphFont" style:display-name="Default Paragraph Font" style:family="text"/>
    <style:style style:name="Naujas" style:display-name="Naujas" style:family="paragraph" style:parent-style-name="Normal" style:list-style-name="LFO1">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lt" style:country-asian="LT"/>
    </style:style>
    <style:style style:name="NoSpacing" style:display-name="No Spacing" style:family="paragraph" style:parent-style-name="Normal">
      <style:paragraph-properties fo:margin-top="0.0694in" fo:margin-bottom="0.0694in" fo:line-height="100%"/>
      <style:text-properties style:font-name-asian="Times New Roman" style:font-name-complex="Times New Roman" style:font-size-complex="12pt" style:language-asian="lt" style:country-asian="L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text-align="start" fo:margin-bottom="0.1388in" fo:line-height="115%" fo:margin-left="0.5in" fo:text-indent="0in">
        <style:tab-stops/>
      </style:paragraph-properties>
      <style:text-properties style:font-name="Calibri" style:font-name-asian="Times New Roman" style:font-name-complex="Times New Roman" fo:font-size="11pt" style:font-size-asian="11pt" fo:hyphenate="false"/>
    </style:style>
    <style:style style:name="Header" style:display-name="Header"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text-properties style:font-name="Times New Roman" fo:font-size="12pt" style:font-size-asian="12pt"/>
    </style:style>
    <style:style style:name="Footer" style:display-name="Footer"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text-properties style:font-name="Times New Roman" fo:font-size="12pt" style:font-size-asian="12pt"/>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nata</meta:initial-creator>
    <dc:creator>stasys peldzius</dc:creator>
    <meta:creation-date>2014-04-10T12:33:00Z</meta:creation-date>
    <dc:date>2014-04-10T12:33:00Z</dc:date>
    <meta:template xlink:href="Normal.dotm" xlink:type="simple"/>
    <meta:editing-cycles>3</meta:editing-cycles>
    <meta:editing-duration>PT0S</meta:editing-duration>
    <meta:document-statistic meta:page-count="1" meta:paragraph-count="5" meta:word-count="1715" meta:character-count="2688" meta:row-count="8" meta:non-whitespace-character-count="978"/>
  </office:meta>
</office:document-meta>
</file>